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500000B3048BCD3E2CE44AB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5.999cm" fo:margin-left="-0.062cm" table:align="left"/>
    </style:style>
    <style:style style:name="Tableau1.A" style:family="table-column">
      <style:table-column-properties style:column-width="2cm"/>
    </style:style>
    <style:style style:name="Tableau1.C" style:family="table-column">
      <style:table-column-properties style:column-width="1.998cm"/>
    </style:style>
    <style:style style:name="Tableau1.1" style:family="table-row">
      <style:table-row-properties style:min-row-height="0.002cm"/>
    </style:style>
    <style:style style:name="Tableau1.A1" style:family="table-cell">
      <style:table-cell-properties style:writing-mode="page"/>
    </style:style>
    <style:style style:name="Tableau1.2" style:family="table-row">
      <style:table-row-properties style:min-row-height="0.7cm"/>
    </style:style>
    <style:style style:name="Tableau1.A4" style:family="table-cell">
      <style:table-cell-properties style:vertical-align="middle" style:writing-mode="page"/>
    </style:style>
    <style:style style:name="P1" style:family="paragraph" style:parent-style-name="Table_20_Contents">
      <loext:graphic-properties draw:fill="solid" draw:fill-color="#7048e8" draw:opacity="100%"/>
      <style:paragraph-properties fo:background-color="#7048e8"/>
      <style:text-properties officeooo:rsid="00217f19" officeooo:paragraph-rsid="00217f19"/>
    </style:style>
    <style:style style:name="P2" style:family="paragraph" style:parent-style-name="Table_20_Contents">
      <loext:graphic-properties draw:fill="solid" draw:fill-color="#5c7cfa" draw:opacity="100%"/>
      <style:paragraph-properties fo:background-color="#5c7cfa"/>
      <style:text-properties officeooo:rsid="00217f19" officeooo:paragraph-rsid="00217f19"/>
    </style:style>
    <style:style style:name="P3" style:family="paragraph" style:parent-style-name="Table_20_Contents">
      <loext:graphic-properties draw:fill="solid" draw:fill-color="#212529" draw:opacity="100%"/>
      <style:paragraph-properties fo:background-color="#212529"/>
      <style:text-properties officeooo:rsid="00217f19" officeooo:paragraph-rsid="00217f19"/>
    </style:style>
    <style:style style:name="P4" style:family="paragraph" style:parent-style-name="Table_20_Contents">
      <loext:graphic-properties draw:fill="solid" draw:fill-color="#dee2e6" draw:opacity="100%"/>
      <style:paragraph-properties fo:background-color="#dee2e6"/>
      <style:text-properties officeooo:rsid="00217f19" officeooo:paragraph-rsid="00217f19"/>
    </style:style>
    <style:style style:name="P5" style:family="paragraph" style:parent-style-name="Table_20_Contents">
      <loext:graphic-properties draw:fill="solid" draw:fill-color="#f8f9fa" draw:opacity="100%"/>
      <style:paragraph-properties fo:background-color="#f8f9fa"/>
      <style:text-properties officeooo:rsid="00217f19" officeooo:paragraph-rsid="00217f19"/>
    </style:style>
    <style:style style:name="P6" style:family="paragraph" style:parent-style-name="Standard">
      <style:text-properties officeooo:rsid="00217f19" officeooo:paragraph-rsid="00217f19"/>
    </style:style>
    <style:style style:name="P7" style:family="paragraph" style:parent-style-name="Standard">
      <style:paragraph-properties fo:break-before="page"/>
      <style:text-properties officeooo:rsid="00217f19" officeooo:paragraph-rsid="00217f19"/>
    </style:style>
    <style:style style:name="P8" style:family="paragraph" style:parent-style-name="Table_20_Contents">
      <loext:graphic-properties draw:fill="solid" draw:fill-color="#9c36b5" draw:opacity="100%"/>
      <style:paragraph-properties fo:background-color="#9c36b5"/>
      <style:text-properties fo:color="#ffffff" loext:opacity="100%" officeooo:rsid="00217f19" officeooo:paragraph-rsid="00217f19"/>
    </style:style>
    <style:style style:name="P9" style:family="paragraph" style:parent-style-name="Standard">
      <style:text-properties officeooo:rsid="001fdcc8" officeooo:paragraph-rsid="001fdcc8"/>
    </style:style>
    <style:style style:name="P10" style:family="paragraph" style:parent-style-name="Standard">
      <style:text-properties officeooo:rsid="0020e8dd" officeooo:paragraph-rsid="0020e8dd"/>
    </style:style>
    <style:style style:name="P11" style:family="paragraph" style:parent-style-name="Standard">
      <style:text-properties officeooo:rsid="0022f1b4" officeooo:paragraph-rsid="0022f1b4"/>
    </style:style>
    <style:style style:name="P12" style:family="paragraph" style:parent-style-name="Standard">
      <style:text-properties officeooo:rsid="0024c241" officeooo:paragraph-rsid="0024c241"/>
    </style:style>
    <style:style style:name="P13" style:family="paragraph" style:parent-style-name="Standard">
      <style:text-properties officeooo:rsid="00264c0d" officeooo:paragraph-rsid="00264c0d"/>
    </style:style>
    <style:style style:name="P14" style:family="paragraph" style:parent-style-name="Standard">
      <style:text-properties officeooo:rsid="002733cc" officeooo:paragraph-rsid="002733cc"/>
    </style:style>
    <style:style style:name="P15" style:family="paragraph" style:parent-style-name="Standard">
      <style:text-properties officeooo:rsid="002733cc" officeooo:paragraph-rsid="00284b2e"/>
    </style:style>
    <style:style style:name="P16" style:family="paragraph" style:parent-style-name="Standard">
      <style:text-properties officeooo:rsid="00284b2e" officeooo:paragraph-rsid="00284b2e"/>
    </style:style>
    <style:style style:name="P17" style:family="paragraph" style:parent-style-name="Standard">
      <style:text-properties officeooo:paragraph-rsid="00284b2e"/>
    </style:style>
    <style:style style:name="P18" style:family="paragraph" style:parent-style-name="Standard">
      <style:text-properties officeooo:paragraph-rsid="0028f369"/>
    </style:style>
    <style:style style:name="P19" style:family="paragraph" style:parent-style-name="Standard">
      <style:text-properties officeooo:rsid="0028f369" officeooo:paragraph-rsid="0028f369"/>
    </style:style>
    <style:style style:name="P20" style:family="paragraph" style:parent-style-name="Standard">
      <style:text-properties officeooo:rsid="00284b2e" officeooo:paragraph-rsid="0028f369"/>
    </style:style>
    <style:style style:name="T1" style:family="text">
      <style:text-properties officeooo:rsid="001d80d8"/>
    </style:style>
    <style:style style:name="T2" style:family="text">
      <style:text-properties officeooo:rsid="001eb8f2"/>
    </style:style>
    <style:style style:name="T3" style:family="text">
      <style:text-properties officeooo:rsid="0020e8dd"/>
    </style:style>
    <style:style style:name="T4" style:family="text">
      <style:text-properties officeooo:rsid="0022f1b4"/>
    </style:style>
    <style:style style:name="T5" style:family="text">
      <style:text-properties officeooo:rsid="0024c241"/>
    </style:style>
    <style:style style:name="T6" style:family="text">
      <style:text-properties officeooo:rsid="002733cc"/>
    </style:style>
    <style:style style:name="T7" style:family="text">
      <style:text-properties officeooo:rsid="00284b2e"/>
    </style:style>
    <style:style style:name="T8" style:family="text">
      <style:text-properties officeooo:rsid="002b04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ise en page<draw:frame draw:style-name="fr1" draw:name="Image2" text:anchor-type="char" svg:x="13.804cm" svg:y="0.044cm" svg:width="3.14cm" svg:height="25.599cm" draw:z-index="0"><draw:image xlink:href="Pictures/100000010000016500000B3048BCD3E2CE44ABC2.png" xlink:type="simple" xlink:show="embed" xlink:actuate="onLoad" draw:mime-type="image/png"/></draw:frame></text:h>
      <text:h text:style-name="Heading_20_4" text:outline-level="4">Les couleurs :</text:h>
      <table:table table:name="Tableau1" table:style-name="Tableau1">
        <table:table-column table:style-name="Tableau1.A" table:number-columns-repeated="2"/>
        <table:table-column table:style-name="Tableau1.C"/>
        <table:table-row table:style-name="Tableau1.1">
          <table:table-cell table:style-name="Tableau1.A1" office:value-type="string">
            <text:p text:style-name="P8">1</text:p>
          </table:table-cell>
          <table:table-cell table:style-name="Tableau1.A1" office:value-type="string">
            <text:p text:style-name="P1">2</text:p>
          </table:table-cell>
          <table:table-cell table:style-name="Tableau1.A1" office:value-type="string">
            <text:p text:style-name="P2">3</text:p>
          </table:table-cell>
        </table:table-row>
        <table:table-row table:style-name="Tableau1.2">
          <table:table-cell table:style-name="Tableau1.A1" office:value-type="string">
            <text:p text:style-name="Text_20_body">#9c36b<text:span text:style-name="T1">5</text:span></text:p>
          </table:table-cell>
          <table:table-cell table:style-name="Tableau1.A1" office:value-type="string">
            <text:p text:style-name="Text_20_body">#7048e<text:span text:style-name="T1">8</text:span></text:p>
          </table:table-cell>
          <table:table-cell table:style-name="Tableau1.A1" office:value-type="string">
            <text:p text:style-name="Text_20_body">#5c7cfa</text:p>
          </table:table-cell>
        </table:table-row>
        <table:table-row>
          <table:table-cell table:style-name="Tableau1.A1" office:value-type="string">
            <text:p text:style-name="P3">4</text:p>
          </table:table-cell>
          <table:table-cell table:style-name="Tableau1.A1" office:value-type="string">
            <text:p text:style-name="P4">5</text:p>
          </table:table-cell>
          <table:table-cell table:style-name="Tableau1.A1" office:value-type="string">
            <text:p text:style-name="P5">6</text:p>
          </table:table-cell>
        </table:table-row>
        <table:table-row table:style-name="Tableau1.2">
          <table:table-cell table:style-name="Tableau1.A4" office:value-type="string">
            <text:p text:style-name="Text_20_body">#212529</text:p>
          </table:table-cell>
          <table:table-cell table:style-name="Tableau1.A4" office:value-type="string">
            <text:p text:style-name="Text_20_body">#dee2e6</text:p>
          </table:table-cell>
          <table:table-cell table:style-name="Tableau1.A4" office:value-type="string">
            <text:p text:style-name="Text_20_body">#f8f9fa</text:p>
          </table:table-cell>
        </table:table-row>
      </table:table>
      <text:p text:style-name="Standard"/>
      <text:p text:style-name="Standard"><text:span text:style-name="T2">Fond dégradé  3 couleurs : </text:span>#48005c, #8300e2, #a269ff <text:span text:style-name="T2">en diagonale.</text:span></text:p>
      <text:p text:style-name="Standard"/>
      <text:h text:style-name="Heading_20_4" text:outline-level="4">Police de caractère du document :</text:h>
      <text:p text:style-name="Standard"><text:span text:style-name="T3"><text:tab/></text:span>Inter, system-ui, Avenir, Helvetica, Arial, sans-serif</text:p>
      <text:p text:style-name="P11"><text:tab/>taille police par défaut : 1<text:span text:style-name="T5">7,6px</text:span></text:p>
      <text:p text:style-name="P19"><text:tab/>couleur de texte par défaut : 4</text:p>
      <text:h text:style-name="Heading_20_4" text:outline-level="4">Header <text:span text:style-name="T5">et Footer</text:span>:</text:h>
      <text:p text:style-name="P9"><text:tab/><text:span text:style-name="T5">couleur fond : 1</text:span></text:p>
      <text:p text:style-name="P12"><text:tab/>couleur texte : 6</text:p>
      <text:p text:style-name="P9"><text:tab/>font-size <text:span text:style-name="T3">adaptatif </text:span>entre 8px et <text:span text:style-name="T3">19,2px</text:span></text:p>
      <text:h text:style-name="Heading_20_4" text:outline-level="4">Header :</text:h>
      <text:p text:style-name="P10"><text:tab/>logo adaptatif entre 30 et 90px</text:p>
      <text:p text:style-name="P10"><text:tab/>Identité (nom et prénom)</text:p>
      <text:p text:style-name="P10"><text:tab/><text:tab/>font-size adaptatif entre 16 et 24px</text:p>
      <text:h text:style-name="Heading_20_4" text:outline-level="4">Footer :</text:h>
      <text:p text:style-name="P13"><text:tab/>Couleur fond bouton : 2</text:p>
      <text:p text:style-name="Standard"/>
      <text:h text:style-name="Heading_20_4" text:outline-level="4">Cartes :</text:h>
      <text:p text:style-name="P10"><text:tab/>largeur adaptative entre 250 et 1000px</text:p>
      <text:p text:style-name="P10"><text:tab/>marge interne adaptative entre 32 et 48px</text:p>
      <text:p text:style-name="P6"><text:tab/>fond couleur 6</text:p>
      <text:p text:style-name="P6"><text:tab/></text:p>
      <text:h text:style-name="Heading_20_4" text:outline-level="4">Hero section :</text:h>
      <text:p text:style-name="P6"><text:tab/>taille photo 100px</text:p>
      <text:p text:style-name="P6"><text:tab/><text:span text:style-name="T4">Texte nom </text:span><text:span text:style-name="T5">et</text:span><text:span text:style-name="T4"> prénom : adaptatif entre 32 et 56px</text:span></text:p>
      <text:p text:style-name="P6"/>
      <text:p text:style-name="P7"/>
      <text:h text:style-name="Heading_20_4" text:outline-level="4">Compétences et Avis :</text:h>
      <text:p text:style-name="P6"><text:tab/>taille photo 80px</text:p>
      <text:p text:style-name="P6"><text:tab/><text:span text:style-name="T5">textes titre carte : adaptatif entre 24 et 40px</text:span></text:p>
      <text:p text:style-name="P6"/>
      <text:h text:style-name="Heading_20_4" text:outline-level="4">Compétences :</text:h>
      <text:p text:style-name="P12"><text:tab/>textes rubriques : adaptatif entre 16 et 24px</text:p>
      <text:p text:style-name="P12"><text:tab/>couleur : 1</text:p>
      <text:p text:style-name="P12"><text:tab/>nom des technologies :</text:p>
      <text:p text:style-name="P12"><text:tab/><text:tab/>italic</text:p>
      <text:p text:style-name="P12"><text:tab/><text:tab/>taille de police : 20,8px</text:p>
      <text:p text:style-name="P12"/>
      <text:p text:style-name="P20">Le site est responsive (voir captures d’écran). Pour le menu burger, le breakpoint est à 480px.</text:p>
      <text:p text:style-name="P18"/>
      <text:h text:style-name="Heading_20_3" text:outline-level="3">Les API utilisées :</text:h>
      <text:p text:style-name="P14"/>
      <text:h text:style-name="Heading_20_4" text:outline-level="4">Générateur de users : </text:h>
      <text:p text:style-name="P17"><text:a xlink:type="simple" xlink:href="https://randomuser.me/" text:style-name="Internet_20_link" text:visited-style-name="Visited_20_Internet_20_Link">https://randomuser.me</text:a> <text:span text:style-name="T6">(Retourne par défaut du JSON.)</text:span></text:p>
      <text:p text:style-name="P16">Le site est documenté.</text:p>
      <text:p text:style-name="Standard"/>
      <text:h text:style-name="Heading_20_4" text:outline-level="4">Avis clients : </text:h>
      <text:p text:style-name="P15">https://www.spreadshirt.fr/shopData/reviews?productTypeId=</text:p>
      <text:p text:style-name="P14">placer ensuite un n<text:span text:style-name="T7">ombre</text:span> <text:span text:style-name="T8">aléatoire </text:span>compris entre 812 et 818,</text:p>
      <text:p text:style-name="Standard"><text:span text:style-name="T6">puis placer </text:span>&amp;locale=fr_FR <text:span text:style-name="T6">pour obtenir les avis en français. Exemple :</text:span></text:p>
      <text:p text:style-name="P14"/>
      <text:p text:style-name="P15"><text:a xlink:type="simple" xlink:href="https://www.spreadshirt.fr/shopData/reviews?productTypeId=812&amp;locale=fr_FR" text:style-name="Internet_20_link" text:visited-style-name="Visited_20_Internet_20_Link">https://www.spreadshirt.fr/shopData/reviews?productTypeId=812&amp;locale=fr_FR</text:a> (Retourne par défaut du JSON.)</text:p>
      <text:p text:style-name="P14"/>
      <text:p text:style-name="P16">permet d’obtenir une réponse contenant 10 commentaires.</text:p>
      <text:p text:style-name="P16"/>
      <text:p text:style-name="P16">Choisir ensuite 3 commentaires au ‘hasard’ parmi les notations 5 étoiles reçu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7:07:32.870680782</meta:creation-date>
    <dc:date>2023-12-07T12:10:55.215058279</dc:date>
    <meta:editing-duration>PT33M45S</meta:editing-duration>
    <meta:editing-cycles>7</meta:editing-cycles>
    <meta:generator>LibreOffice/7.3.7.2$Linux_X86_64 LibreOffice_project/30$Build-2</meta:generator>
    <meta:document-statistic meta:table-count="1" meta:image-count="1" meta:object-count="0" meta:page-count="2" meta:paragraph-count="58" meta:word-count="252" meta:character-count="1577" meta:non-whitespace-character-count="1353"/>
  </office:meta>
</office:document-meta>
</file>